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 17 janvier 2012</text:p>
      <text:p text:style-name="Standard"><text:tab/><text:tab/><text:tab/><text:tab/><text:tab/><text:tab/><text:tab/><text:tab/><text:tab/><text:tab/><text:tab/></text:p>
      <text:p text:style-name="Standard"/>
      <text:p text:style-name="Standard">Mr Auroux Lionel</text:p>
      <text:p text:style-name="Standard">14 rue jules vanzuppe</text:p>
      <text:p text:style-name="Standard">94200 Ivry sur seines</text:p>
      <text:p text:style-name="Standard"/>
      <text:p text:style-name="Standard"/>
      <text:p text:style-name="Standard"><text:tab/><text:tab/>Monsieur,</text:p>
      <text:p text:style-name="P1"><text:tab/>Je vous sollicite parce que je souhaiterais assisté à la conférence Hipeac (High <text:tab/>Performance and Embedded Architecture and Compilation) qui se déroulera à Paris du 23 au <text:tab/>25 janvier. Je suis actuellement en thèse à l'université de Versailles (laboratoire PRISM), <text:tab/>sous la tutelle <text:tab/>de Henri-pierre Charles (CEA-LIST) et la co-tutelle de Karine Heydemann <text:tab/>(SOC LIP6). Mon sujet de thèse est «  Liens entre les concepts de programmation haut <text:tab/>niveau et l'architecture des machines » (Thèse transversale entre l'architecture des <text:tab/>machines et le domaine de la compilation). <text:s/></text:p>
      <text:p text:style-name="P1"><text:tab/><text:tab/>Par la présente, je sollicite le CNRS en tant qu'étudiant pour un soutien financier. <text:s/><text:tab/>Afin de compléter mon état de l'art et mes compétences sur le domaine, et aussi<text:tab/>pouvoir <text:tab/>accompagner mon directeur de thèse sur l'intégralité de l'événement, je souhaiterais pouvoir <text:tab/>assister au trois jours de la conférence. Toutefois, demeurant sur paris, mon besoin financier <text:tab/>se limite au droit d'inscription de 300 euros.</text:p>
      <text:p text:style-name="P1"><text:tab/><text:tab/></text:p>
      <text:p text:style-name="P1"/>
      <text:p text:style-name="P1"><text:tab/>En vous remerciant d'avance pour le traitement de cette requête et d<text:span text:style-name="T1">ans l'attente d'une <text:tab/>réponse, je vous prie d'agréer mes salutations les plus respectueu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Auroux</meta:initial-creator>
    <meta:creation-date>2012-01-17T14:43:24</meta:creation-date>
    <dc:date>2012-01-17T15:57:59</dc:date>
    <dc:creator>Lionel Auroux</dc:creator>
    <meta:editing-duration>PT43M44S</meta:editing-duration>
    <meta:editing-cycles>6</meta:editing-cycles>
    <meta:generator>LibreOffice/3.4$Linux LibreOffice_project/340m1$Build-402</meta:generator>
    <meta:document-statistic meta:table-count="0" meta:image-count="0" meta:object-count="0" meta:page-count="1" meta:paragraph-count="10" meta:word-count="190" meta:character-count="1246" meta:non-whitespace-character-count="1029"/>
  </office:meta>
</office:document-meta>
</file>